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43.06mm"/>
    </style:style>
    <style:style style:name="co4" style:family="table-column">
      <style:table-cell-properties fo:background-color="transparent"/>
      <style:table-column-properties fo:break-before="auto" style:column-width="38.31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9.7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ize="26pt" style:font-size-asian="26pt" style:font-size-complex="26pt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1" table:default-cell-style-name="ce7"/>
        <table:table-column table:style-name="co4" table:default-cell-style-name="ce10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</table:table-row>
        <table:table-row table:style-name="ro3">
          <table:table-cell table:number-columns-repeated="3" table:style-name="Default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</table:table>
      <table:table table:name="B" table:style-name="ta1">
        <table:table-column table:style-name="co1" table:default-cell-style-name="Default"/>
        <table:table-column table:style-name="co1" table:default-cell-style-name="ce12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Default" table:formula="of:=SUM([.A1:.A2])+[.B1]+[.B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22:06:08.6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6-09T22:09:31.762000000</dc:date>
    <meta:editing-duration>PT35M52S</meta:editing-duration>
    <meta:editing-cycles>18</meta:editing-cycles>
    <meta:generator>LibreOffice/5.1.3.2$Windows_x86 LibreOffice_project/644e4637d1d8544fd9f56425bd6cec110e49301b</meta:generator>
    <meta:document-statistic meta:table-count="2" meta:cell-count="20" meta:object-count="0"/>
  </office:meta>
</office:document-meta>
</file>